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Noto Sans CJK SC Regular" style:font-name-complex="Lohit Devanagari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48" table:default-cell-style-name="ce2"/>
        <table:table-row table:style-name="ro1" table:number-rows-repeated="6">
          <table:table-cell/>
          <table:table-cell table:style-name="Default" table:number-columns-repeated="48"/>
        </table:table-row>
        <table:table-row table:style-name="ro1">
          <table:table-cell/>
          <table:table-cell table:style-name="ce1"/>
          <table:table-cell office:value-type="string" calcext:value-type="string">
            <text:p>1,5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11,2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1,4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3,5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14,4</text:p>
          </table:table-cell>
        </table:table-row>
        <table:table-row table:style-name="ro2">
          <table:table-cell/>
          <table:table-cell office:value-type="string" calcext:value-type="string">
            <text:p>X – Values to be filled in by solver</text:p>
          </table:table-cell>
          <table:table-cell office:value-type="float" office:value="0.0113847534426747" calcext:value-type="float">
            <text:p>0.0113847534</text:p>
          </table:table-cell>
          <table:table-cell office:value-type="float" office:value="0" calcext:value-type="float">
            <text:p>0</text:p>
          </table:table-cell>
          <table:table-cell office:value-type="float" office:value="0.135569459127926" calcext:value-type="float">
            <text:p>0.1355694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10010572107" calcext:value-type="float">
            <text:p>0.9761001057</text:p>
          </table:table-cell>
          <table:table-cell office:value-type="float" office:value="0" calcext:value-type="float">
            <text:p>0</text:p>
          </table:table-cell>
          <table:table-cell office:value-type="float" office:value="0.113847534426747" calcext:value-type="float">
            <text:p>0.1138475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2012513215134" calcext:value-type="float">
            <text:p>1.220125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2012513215134" calcext:value-type="float">
            <text:p>1.2201251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455567302341" calcext:value-type="float">
            <text:p>1.0845556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3847534426747" calcext:value-type="float">
            <text:p>1.1384753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879323924351" calcext:value-type="float">
            <text:p>1.25879323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25151408362556" calcext:value-type="float">
            <text:p>1.2515140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151408362556" calcext:value-type="float">
            <text:p>0.125151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5151408362556" calcext:value-type="float">
            <text:p>0.01251514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wards (R)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-2.2" calcext:value-type="float">
            <text:p>-2.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-2.2" calcext:value-type="float">
            <text:p>-2.2</text:p>
          </table:table-cell>
          <table:table-cell table:number-columns-repeated="31" table:style-name="ce4" office:value-type="float" office:value="-2.2" calcext:value-type="float">
            <text:p>-2.2</text:p>
          </table:table-cell>
          <table:table-cell office:value-type="float" office:value="-4.4" calcext:value-type="float">
            <text:p>-4.4</text:p>
          </table:table-cell>
          <table:table-cell table:number-columns-repeated="4" table:style-name="ce4" office:value-type="float" office:value="-2.2" calcext:value-type="float">
            <text:p>-2.2</text:p>
          </table:table-cell>
        </table:table-row>
        <table:table-row table:style-name="ro1">
          <table:table-cell/>
          <table:table-cell table:style-name="ce1" table:number-columns-repeated="48"/>
        </table:table-row>
        <table:table-row table:style-name="ro3">
          <table:table-cell/>
          <table:table-cell office:value-type="string" calcext:value-type="string">
            <text:p>Alpha (Starting states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2"/>
          <table:table-cell table:style-name="ce1" table:number-columns-repeated="31"/>
        </table:table-row>
        <table:table-row table:style-name="ro1">
          <table:table-cell/>
          <table:table-cell table:style-name="ce1" table:number-columns-repeated="48"/>
        </table:table-row>
        <table:table-row table:style-name="ro1">
          <table:table-cell/>
          <table:table-cell table:style-name="ce1"/>
          <table:table-cell office:value-type="string" calcext:value-type="string">
            <text:p>1,5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11,2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1,4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3,5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14,4</text:p>
          </table:table-cell>
        </table:table-row>
        <table:table-row table:style-name="ro1">
          <table:table-cell/>
          <table:table-cell office:value-type="string" calcext:value-type="string">
            <text:p>J=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/>
          <table:table-cell office:value-type="string" calcext:value-type="string">
            <text:p>J=1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3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/>
          <table:table-cell office:value-type="string" calcext:value-type="string">
            <text:p>J=14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 table:number-rows-repeated="5">
          <table:table-cell/>
          <table:table-cell table:style-name="ce1" table:number-columns-repeated="48"/>
        </table:table-row>
        <table:table-row table:style-name="ro1">
          <table:table-cell/>
          <table:table-cell office:value-type="string" calcext:value-type="string">
            <text:p>Maximizer:</text:p>
          </table:table-cell>
          <table:table-cell table:formula="of:=SUMPRODUCT([.C9:.AW9];[.C8:.AW8])" office:value-type="float" office:value="4.83823674972222" calcext:value-type="float">
            <text:p>4.8382367497</text:p>
          </table:table-cell>
          <table:table-cell table:style-name="ce1" table:number-columns-repeated="46"/>
        </table:table-row>
        <table:table-row table:style-name="ro1">
          <table:table-cell/>
          <table:table-cell table:style-name="ce1" office:value-type="string" calcext:value-type="string">
            <text:p>Ax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table:number-columns-repeated="33"/>
        </table:table-row>
        <table:table-row table:style-name="ro1">
          <table:table-cell/>
          <table:table-cell table:style-name="Default"/>
          <table:table-cell table:style-name="Default" table:formula="of:=SUMPRODUCT([.C14:.AW14];[.C8:.AW8])" office:value-type="float" office:value="-5.20417042793042E-018" calcext:value-type="float">
            <text:p>-5.20417042793042E-18</text:p>
          </table:table-cell>
          <table:table-cell table:style-name="Default" table:formula="of:=SUMPRODUCT([.C15:.AW15]; [.C8:.AW8])" office:value-type="float" office:value="2.77555756156289E-017" calcext:value-type="float">
            <text:p>2.77555756156289E-17</text:p>
          </table:table-cell>
          <table:table-cell table:style-name="ce3" table:formula="of:=SUMPRODUCT([.C16:.AW16]; [.C8:.AW8])" office:value-type="float" office:value="-4.44089209850063E-016" calcext:value-type="float">
            <text:p>-4.44089209850063E-16</text:p>
          </table:table-cell>
          <table:table-cell table:style-name="ce3" table:formula="of:=SUMPRODUCT([.C17:.AW17]; [.C8:.AW8])" office:value-type="float" office:value="-1.11022302462516E-016" calcext:value-type="float">
            <text:p>-1.11022302462516E-16</text:p>
          </table:table-cell>
          <table:table-cell table:style-name="ce3" table:formula="of:=SUMPRODUCT([.C18:.AW18]; [.C8:.AW8])" office:value-type="float" office:value="-2.22044604925031E-016" calcext:value-type="float">
            <text:p>-2.22044604925031E-16</text:p>
          </table:table-cell>
          <table:table-cell table:style-name="ce3" table:formula="of:=SUMPRODUCT([.C19:.AW19]; [.C8:.AW8])" office:value-type="float" office:value="5.55111512312578E-017" calcext:value-type="float">
            <text:p>5.55111512312578E-17</text:p>
          </table:table-cell>
          <table:table-cell table:style-name="ce3" table:formula="of:=SUMPRODUCT([.C20:.AW20]; [.C8:.AW8])" office:value-type="float" office:value="2.22044604925031E-016" calcext:value-type="float">
            <text:p>2.22044604925031E-16</text:p>
          </table:table-cell>
          <table:table-cell table:style-name="ce3" table:formula="of:=SUMPRODUCT([.C21:.AW21]; [.C8:.AW8])" office:value-type="float" office:value="2.22044604925031E-016" calcext:value-type="float">
            <text:p>2.22044604925031E-16</text:p>
          </table:table-cell>
          <table:table-cell table:style-name="Default" table:formula="of:=SUMPRODUCT([.C22:.AW22]; [.C8:.AW8])" office:value-type="float" office:value="-2.4980018054066E-016" calcext:value-type="float">
            <text:p>-2.4980018054066E-16</text:p>
          </table:table-cell>
          <table:table-cell table:style-name="ce3" table:formula="of:=SUMPRODUCT([.C23:.AW23]; [.C8:.AW8])" office:value-type="float" office:value="0" calcext:value-type="float">
            <text:p>0</text:p>
          </table:table-cell>
          <table:table-cell table:style-name="ce3" table:formula="of:=SUMPRODUCT([.C24:.AW24]; [.C8:.AW8])" office:value-type="float" office:value="1" calcext:value-type="float">
            <text:p>1</text:p>
          </table:table-cell>
          <table:table-cell table:style-name="ce3" table:formula="of:=SUMPRODUCT([.C25:.AW25]; [.C8:.AW8])" office:value-type="float" office:value="-1.11022302462516E-016" calcext:value-type="float">
            <text:p>-1.11022302462516E-16</text:p>
          </table:table-cell>
          <table:table-cell table:style-name="ce3" table:formula="of:=SUMPRODUCT([.C26:.AW26]; [.C8:.AW8])" office:value-type="float" office:value="1.73472347597681E-017" calcext:value-type="float">
            <text:p>1.73472347597681E-17</text:p>
          </table:table-cell>
          <table:table-cell table:style-name="ce3" table:formula="of:=SUMPRODUCT([.C27:.AW27]; [.C8:.AW8])" office:value-type="float" office:value="0" calcext:value-type="float">
            <text:p>0</text:p>
          </table:table-cell>
          <table:table-cell table:style-name="Default"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04:49:08.129980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3:35:46.817649839</meta:creation-date>
    <dc:date>2019-03-12T04:58:24.068464509</dc:date>
    <meta:editing-duration>PT19M59S</meta:editing-duration>
    <meta:editing-cycles>3</meta:editing-cycles>
    <meta:generator>LibreOffice/5.1.6.2$Linux_X86_64 LibreOffice_project/10m0$Build-2</meta:generator>
    <meta:document-statistic meta:table-count="1" meta:cell-count="908" meta:object-count="0"/>
  </office:meta>
</office:document-meta>
</file>